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Nunito" svg:font-family="Nunito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233a4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3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636cm" text:min-label-width="0.634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636cm" text:min-label-width="0.634cm"/>
        <style:text-properties fo:color="#233a44" fo:font-size="100%"/>
      </text:list-level-style-number>
      <text:list-level-style-number text:level="2" style:num-suffix=")" style:num-format="a">
        <style:list-level-properties text:space-before="1.906cm" text:min-label-width="0.634cm"/>
        <style:text-properties fo:color="#233a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128" presentation:style-name="pr1" draw:text-style-name="P2" draw:layer="layout" svg:width="19.316cm" svg:height="4.022cm" svg:x="2.664cm" svg:y="5.063cm" presentation:class="title" presentation:user-transformed="true">
          <draw:text-box>
            <text:p text:style-name="P1"><text:span text:style-name="T1">Learning Python</text:span></text:p>
          </draw:text-box>
        </draw:frame>
        <draw:frame draw:name="Shape 129" presentation:style-name="pr2" draw:text-style-name="P3" draw:layer="layout" svg:width="14.892cm" svg:height="1.451cm" svg:x="5.163cm" svg:y="9.481cm" presentation:class="subtitle" presentation:placeholder="true" presentation:user-transformed="true">
          <draw:text-box/>
        </draw:frame>
        <presentation:notes draw:style-name="dp2">
          <draw:page-thumbnail draw:name="Shape 125" draw:style-name="gr1" draw:layer="layout" svg:width="16.933cm" svg:height="9.524cm" svg:x="1.059cm" svg:y="1.905cm" draw:page-number="1" presentation:class="page"/>
          <draw:frame draw:name="Shape 12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python as a calculator" draw:style-name="dp1" draw:master-page-name="Title_20_and_20_body" presentation:presentation-page-layout-name="AL2T1">
        <draw:frame draw:name="Shape 134" presentation:style-name="pr4" draw:text-style-name="P5" draw:layer="layout" svg:width="20.848cm" svg:height="2.763cm" svg:x="2.275cm" svg:y="1.432cm" presentation:class="title" presentation:user-transformed="true">
          <draw:text-box>
            <text:p text:style-name="P1"><text:span text:style-name="T2">Using python as a calculator</text:span></text:p>
          </draw:text-box>
        </draw:frame>
        <draw:frame draw:name="Shape 135" presentation:style-name="pr5" draw:text-style-name="P7" draw:layer="layout" svg:width="20.848cm" svg:height="9.065cm" svg:x="2.275cm" svg:y="3.264cm" presentation:class="outline" presentation:user-transformed="true">
          <draw:text-box>
            <text:p xml:id="id1" text:id="id1" text:style-name="P6"><text:span text:style-name="T3">&gt;&gt;&gt; 2 + 2</text:span></text:p>
            <text:p xml:id="id2" text:id="id2" text:style-name="P6"><text:span text:style-name="T3">4</text:span></text:p>
            <text:p xml:id="id3" text:id="id3" text:style-name="P6"><text:span text:style-name="T3">&gt;&gt;&gt; 50 - 5*6</text:span></text:p>
            <text:p xml:id="id4" text:id="id4" text:style-name="P6"><text:span text:style-name="T3">20</text:span></text:p>
            <text:p xml:id="id5" text:id="id5" text:style-name="P6"><text:span text:style-name="T3">&gt;&gt;&gt; (50 - 5.0*6) / 4</text:span></text:p>
            <text:p xml:id="id6" text:id="id6" text:style-name="P6"><text:span text:style-name="T3">5.0</text:span></text:p>
            <text:p xml:id="id7" text:id="id7" text:style-name="P6"><text:span text:style-name="T3">&gt;&gt;&gt; 8 / 5.0</text:span></text:p>
            <text:p xml:id="id8" text:id="id8" text:style-name="P6"><text:span text:style-name="T3">1.6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anim:sub-item="text" smil:attributeName="visibility" smil:to="visible"/>
                  <anim:animate smil:dur="0.1s" smil:targetElement="id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anim:sub-item="text" smil:attributeName="visibility" smil:to="visible"/>
                  <anim:animate smil:dur="0.1s" smil:targetElement="id2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1s" smil:targetElement="id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anim:sub-item="text" smil:attributeName="visibility" smil:to="visible"/>
                  <anim:animate smil:dur="0.1s" smil:targetElement="id4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0.1s" smil:targetElement="id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" anim:sub-item="text" smil:attributeName="visibility" smil:to="visible"/>
                  <anim:animate smil:dur="0.1s" smil:targetElement="id6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0.1s" smil:targetElement="id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" anim:sub-item="text" smil:attributeName="visibility" smil:to="visible"/>
                  <anim:animate smil:dur="0.1s" smil:targetElement="id8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31" draw:style-name="gr1" draw:layer="layout" svg:width="16.932cm" svg:height="9.524cm" svg:x="1.059cm" svg:y="1.905cm" draw:page-number="2" presentation:class="page"/>
          <draw:frame draw:name="Shape 13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140" presentation:style-name="pr7" draw:text-style-name="P7" draw:layer="layout" svg:width="20.848cm" svg:height="11.53cm" svg:x="2.275cm" svg:y="0.799cm" presentation:class="outline" presentation:user-transformed="true">
          <draw:text-box>
            <text:p xml:id="id9" text:id="id9" text:style-name="P6"><text:span text:style-name="T3">&gt;&gt;&gt; 17 / 3 <text:s/></text:span></text:p>
            <text:p xml:id="id10" text:id="id10" text:style-name="P6"><text:span text:style-name="T3">5</text:span></text:p>
            <text:p xml:id="id11" text:id="id11" text:style-name="P6"><text:span text:style-name="T3">&gt;&gt;&gt; 17 / 3.0 <text:s/></text:span></text:p>
            <text:p xml:id="id12" text:id="id12" text:style-name="P6"><text:span text:style-name="T3">5.666666666666667</text:span></text:p>
            <text:p xml:id="id13" text:id="id13" text:style-name="P6"><text:span text:style-name="T3">&gt;&gt;&gt; 17 // 3.0 <text:s/></text:span></text:p>
            <text:p xml:id="id14" text:id="id14" text:style-name="P6"><text:span text:style-name="T3">5.0</text:span></text:p>
            <text:p xml:id="id15" text:id="id15" text:style-name="P6"><text:span text:style-name="T3">&gt;&gt;&gt; 17 % 3 <text:s/></text:span></text:p>
            <text:p xml:id="id16" text:id="id16" text:style-name="P6"><text:span text:style-name="T3">2</text:span></text:p>
            <text:p xml:id="id17" text:id="id17" text:style-name="P6"><text:span text:style-name="T3">&gt;&gt;&gt; 5 * 3 + 2 <text:s/></text:span></text:p>
            <text:p xml:id="id18" text:id="id18" text:style-name="P6"><text:span text:style-name="T3">17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1s" smil:targetElement="id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" anim:sub-item="text" smil:attributeName="visibility" smil:to="visible"/>
                  <anim:animate smil:dur="0.1s" smil:targetElement="id10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0.1s" smil:targetElement="id1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" anim:sub-item="text" smil:attributeName="visibility" smil:to="visible"/>
                  <anim:animate smil:dur="0.1s" smil:targetElement="id12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3" anim:sub-item="text" smil:attributeName="visibility" smil:to="visible"/>
                  <anim:animate smil:dur="0.1s" smil:targetElement="id1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1s" smil:targetElement="id14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1s" smil:targetElement="id1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1s" smil:targetElement="id16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7" anim:sub-item="text" smil:attributeName="visibility" smil:to="visible"/>
                  <anim:animate smil:dur="0.1s" smil:targetElement="id1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8" anim:sub-item="text" smil:attributeName="visibility" smil:to="visible"/>
                  <anim:animate smil:dur="0.1s" smil:targetElement="id18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37" draw:style-name="gr1" draw:layer="layout" svg:width="16.932cm" svg:height="9.524cm" svg:x="1.059cm" svg:y="1.905cm" draw:page-number="3" presentation:class="page"/>
          <draw:frame draw:name="Shape 13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145" presentation:style-name="pr7" draw:text-style-name="P7" draw:layer="layout" svg:width="20.848cm" svg:height="11.33cm" svg:x="2.275cm" svg:y="0.999cm" presentation:class="outline" presentation:user-transformed="true">
          <draw:text-box>
            <text:p xml:id="id19" text:id="id19" text:style-name="P6"><text:span text:style-name="T3">&gt;&gt;&gt; 5 ** 2 <text:s/></text:span></text:p>
            <text:p xml:id="id20" text:id="id20" text:style-name="P6"><text:span text:style-name="T3">25</text:span></text:p>
            <text:p xml:id="id21" text:id="id21" text:style-name="P6"><text:span text:style-name="T3">&gt;&gt;&gt; 2 ** 7 <text:s/></text:span></text:p>
            <text:p xml:id="id22" text:id="id22" text:style-name="P6"><text:span text:style-name="T3">128</text:span></text:p>
            <text:p xml:id="id23" text:id="id23" text:style-name="P6"><text:span text:style-name="T3">&gt;&gt;&gt;2**(1/2)</text:span></text:p>
            <text:p xml:id="id24" text:id="id24" text:style-name="P6"><text:span text:style-name="T3">1</text:span></text:p>
            <text:p xml:id="id25" text:id="id25" text:style-name="P6"><text:span text:style-name="T3">&gt;&gt;&gt; 2**(1/2.)</text:span></text:p>
            <text:p xml:id="id26" text:id="id26" text:style-name="P6"><text:span text:style-name="T3">1.4142135623730951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9" anim:sub-item="text" smil:attributeName="visibility" smil:to="visible"/>
                  <anim:animate smil:dur="0.1s" smil:targetElement="id1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0" anim:sub-item="text" smil:attributeName="visibility" smil:to="visible"/>
                  <anim:animate smil:dur="0.1s" smil:targetElement="id20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1" anim:sub-item="text" smil:attributeName="visibility" smil:to="visible"/>
                  <anim:animate smil:dur="0.1s" smil:targetElement="id2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0.1s" smil:targetElement="id22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1s" smil:targetElement="id2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1s" smil:targetElement="id24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0.1s" smil:targetElement="id2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0.1s" smil:targetElement="id26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42" draw:style-name="gr1" draw:layer="layout" svg:width="16.932cm" svg:height="9.524cm" svg:x="1.059cm" svg:y="1.905cm" draw:page-number="4" presentation:class="page"/>
          <draw:frame draw:name="Shape 1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bles" draw:style-name="dp1" draw:master-page-name="Title_20_and_20_body" presentation:presentation-page-layout-name="AL2T1">
        <draw:frame draw:name="Shape 150" presentation:style-name="pr4" draw:text-style-name="P5" draw:layer="layout" svg:width="20.848cm" svg:height="2.497cm" svg:x="2.275cm" svg:y="1.166cm" presentation:class="title" presentation:user-transformed="true">
          <draw:text-box>
            <text:p text:style-name="P1"><text:span text:style-name="T2">Variables</text:span></text:p>
          </draw:text-box>
        </draw:frame>
        <draw:frame draw:name="Shape 151" presentation:style-name="pr5" draw:text-style-name="P7" draw:layer="layout" svg:width="20.848cm" svg:height="9.794cm" svg:x="2.275cm" svg:y="3.094cm" presentation:class="outline" presentation:user-transformed="true">
          <draw:text-box>
            <text:p xml:id="id27" text:id="id27" text:style-name="P6"><text:span text:style-name="T3">&gt;&gt;&gt;width = 20</text:span></text:p>
            <text:p xml:id="id28" text:id="id28" text:style-name="P6"><text:span text:style-name="T3">&gt;&gt;&gt; height = 45</text:span></text:p>
            <text:p xml:id="id29" text:id="id29" text:style-name="P6"><text:span text:style-name="T3">&gt;&gt;&gt; width * height</text:span></text:p>
            <text:p xml:id="id30" text:id="id30" text:style-name="P6"><text:span text:style-name="T3">900</text:span></text:p>
            <text:p xml:id="id31" text:id="id31" text:style-name="P6"><text:span text:style-name="T3">&gt;&gt;&gt;a,b = 0,1</text:span></text:p>
            <text:p xml:id="id32" text:id="id32" text:style-name="P6"><text:span text:style-name="T3">&gt;&gt;&gt;a,b=b,a</text:span></text:p>
            <text:p xml:id="id33" text:id="id33" text:style-name="P6"><text:span text:style-name="T3">&gt;&gt;&gt; print a,b</text:span></text:p>
            <text:p xml:id="id34" text:id="id34" text:style-name="P6"><text:span text:style-name="T3">1 0</text:span></text:p>
            <text:p xml:id="id35" text:id="id35" text:style-name="P6"><text:span text:style-name="T3"/></text:p>
            <text:p xml:id="id36" text:id="id36" text:style-name="P6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0.1s" smil:targetElement="id2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1s" smil:targetElement="id28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0.1s" smil:targetElement="id2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0" anim:sub-item="text" smil:attributeName="visibility" smil:to="visible"/>
                  <anim:animate smil:dur="0.1s" smil:targetElement="id30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1" anim:sub-item="text" smil:attributeName="visibility" smil:to="visible"/>
                  <anim:animate smil:dur="0.1s" smil:targetElement="id3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2" anim:sub-item="text" smil:attributeName="visibility" smil:to="visible"/>
                  <anim:animate smil:dur="0.1s" smil:targetElement="id32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3" anim:sub-item="text" smil:attributeName="visibility" smil:to="visible"/>
                  <anim:animate smil:dur="0.1s" smil:targetElement="id3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4" anim:sub-item="text" smil:attributeName="visibility" smil:to="visible"/>
                  <anim:animate smil:dur="0.1s" smil:targetElement="id34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5" anim:sub-item="text" smil:attributeName="visibility" smil:to="visible"/>
                  <anim:animate smil:dur="0.1s" smil:targetElement="id3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6" anim:sub-item="text" smil:attributeName="visibility" smil:to="visible"/>
                  <anim:animate smil:dur="0.1s" smil:targetElement="id36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47" draw:style-name="gr1" draw:layer="layout" svg:width="16.932cm" svg:height="9.524cm" svg:x="1.059cm" svg:y="1.905cm" draw:page-number="5" presentation:class="page"/>
          <draw:frame draw:name="Shape 14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ging integer to float and vice versa" draw:style-name="dp1" draw:master-page-name="Title_20_and_20_body" presentation:presentation-page-layout-name="AL2T1">
        <draw:frame draw:name="Shape 156" presentation:style-name="pr4" draw:text-style-name="P5" draw:layer="layout" svg:width="20.848cm" svg:height="2.651cm" svg:x="2.275cm" svg:y="2.349cm" presentation:class="title" presentation:user-transformed="true">
          <draw:text-box>
            <text:p text:style-name="P1"><text:span text:style-name="T2">Changing integer to float and vice versa</text:span></text:p>
          </draw:text-box>
        </draw:frame>
        <draw:frame draw:name="Shape 157" presentation:style-name="pr5" draw:text-style-name="P7" draw:layer="layout" svg:width="20.848cm" svg:height="6.799cm" svg:x="2.275cm" svg:y="5.53cm" presentation:class="outline" presentation:user-transformed="true">
          <draw:text-box>
            <text:p xml:id="id37" text:id="id37" text:style-name="P6"><text:span text:style-name="T3">&gt;&gt;&gt; int(3.4)</text:span></text:p>
            <text:p xml:id="id38" text:id="id38" text:style-name="P6"><text:span text:style-name="T3">3</text:span></text:p>
            <text:p xml:id="id39" text:id="id39" text:style-name="P6"><text:span text:style-name="T3">&gt;&gt;&gt;float(3)</text:span></text:p>
            <text:p xml:id="id40" text:id="id40" text:style-name="P6"><text:span text:style-name="T3">3.0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7" anim:sub-item="text" smil:attributeName="visibility" smil:to="visible"/>
                  <anim:animate smil:dur="0.1s" smil:targetElement="id3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8" anim:sub-item="text" smil:attributeName="visibility" smil:to="visible"/>
                  <anim:animate smil:dur="0.1s" smil:targetElement="id38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9" anim:sub-item="text" smil:attributeName="visibility" smil:to="visible"/>
                  <anim:animate smil:dur="0.1s" smil:targetElement="id3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0" anim:sub-item="text" smil:attributeName="visibility" smil:to="visible"/>
                  <anim:animate smil:dur="0.1s" smil:targetElement="id40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53" draw:style-name="gr1" draw:layer="layout" svg:width="16.932cm" svg:height="9.524cm" svg:x="1.059cm" svg:y="1.905cm" draw:page-number="6" presentation:class="page"/>
          <draw:frame draw:name="Shape 15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name="Shape 162" presentation:style-name="pr5" draw:text-style-name="P7" draw:layer="layout" svg:width="20.848cm" svg:height="10.797cm" svg:x="2.275cm" svg:y="1.532cm" presentation:class="outline" presentation:user-transformed="true">
          <draw:text-box>
            <text:p xml:id="id41" text:id="id41" text:style-name="P6"><text:span text:style-name="T3">&gt;&gt;&gt; tax = 0.5</text:span></text:p>
            <text:p xml:id="id42" text:id="id42" text:style-name="P6"><text:span text:style-name="T3">&gt;&gt;&gt; price = 10</text:span></text:p>
            <text:p xml:id="id43" text:id="id43" text:style-name="P6"><text:span text:style-name="T3">&gt;&gt;&gt; price * tax</text:span></text:p>
            <text:p xml:id="id44" text:id="id44" text:style-name="P6"><text:span text:style-name="T3">5.0</text:span></text:p>
            <text:p xml:id="id45" text:id="id45" text:style-name="P6"><text:span text:style-name="T3">&gt;&gt;&gt; 3 + _</text:span></text:p>
            <text:p xml:id="id46" text:id="id46" text:style-name="P6"><text:span text:style-name="T3">8.0</text:span></text:p>
            <text:p xml:id="id47" text:id="id47" text:style-name="P6"><text:span text:style-name="T3">&gt;&gt;&gt;price+_</text:span></text:p>
            <text:p xml:id="id48" text:id="id48" text:style-name="P6"><text:span text:style-name="T3">18.0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1" anim:sub-item="text" smil:attributeName="visibility" smil:to="visible"/>
                  <anim:animate smil:dur="0.1s" smil:targetElement="id4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2" anim:sub-item="text" smil:attributeName="visibility" smil:to="visible"/>
                  <anim:animate smil:dur="0.1s" smil:targetElement="id42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3" anim:sub-item="text" smil:attributeName="visibility" smil:to="visible"/>
                  <anim:animate smil:dur="0.1s" smil:targetElement="id4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4" anim:sub-item="text" smil:attributeName="visibility" smil:to="visible"/>
                  <anim:animate smil:dur="0.1s" smil:targetElement="id44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5" anim:sub-item="text" smil:attributeName="visibility" smil:to="visible"/>
                  <anim:animate smil:dur="0.1s" smil:targetElement="id4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6" anim:sub-item="text" smil:attributeName="visibility" smil:to="visible"/>
                  <anim:animate smil:dur="0.1s" smil:targetElement="id46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7" anim:sub-item="text" smil:attributeName="visibility" smil:to="visible"/>
                  <anim:animate smil:dur="0.1s" smil:targetElement="id4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8" anim:sub-item="text" smil:attributeName="visibility" smil:to="visible"/>
                  <anim:animate smil:dur="0.1s" smil:targetElement="id48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59" draw:style-name="gr1" draw:layer="layout" svg:width="16.932cm" svg:height="9.524cm" svg:x="1.059cm" svg:y="1.905cm" draw:page-number="7" presentation:class="page"/>
          <draw:frame draw:name="Shape 16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t command" draw:style-name="dp1" draw:master-page-name="Title_20_and_20_body" presentation:presentation-page-layout-name="AL2T1">
        <draw:frame draw:name="Shape 167" presentation:style-name="pr4" draw:text-style-name="P5" draw:layer="layout" svg:width="20.848cm" svg:height="1.864cm" svg:x="2.275cm" svg:y="1.266cm" presentation:class="title" presentation:user-transformed="true">
          <draw:text-box>
            <text:p text:style-name="P1"><text:span text:style-name="T2">print command</text:span></text:p>
          </draw:text-box>
        </draw:frame>
        <draw:frame draw:name="Shape 168" presentation:style-name="pr5" draw:text-style-name="P7" draw:layer="layout" svg:width="20.848cm" svg:height="8.658cm" svg:x="2.275cm" svg:y="3.397cm" presentation:class="outline" presentation:user-transformed="true">
          <draw:text-box>
            <text:p xml:id="id49" text:id="id49" text:style-name="P8"><text:span text:style-name="T3">&gt;&gt;&gt; print 1</text:span></text:p>
            <text:p xml:id="id50" text:id="id50" text:style-name="P6"><text:span text:style-name="T3">1</text:span></text:p>
            <text:p xml:id="id51" text:id="id51" text:style-name="P8"><text:span text:style-name="T3">&gt;&gt;&gt; a = 100</text:span></text:p>
            <text:p xml:id="id52" text:id="id52" text:style-name="P8"><text:span text:style-name="T3">&gt;&gt;&gt; print a</text:span></text:p>
            <text:p xml:id="id53" text:id="id53" text:style-name="P6"><text:span text:style-name="T3">100</text:span></text:p>
            <text:p xml:id="id54" text:id="id54" text:style-name="P8"><text:span text:style-name="T3">&gt;&gt;&gt; print “Hello, World!”</text:span></text:p>
            <text:p xml:id="id55" text:id="id55" text:style-name="P6"><text:span text:style-name="T3">Hello, World!</text:span></text:p>
            <text:p xml:id="id56" text:id="id56" text:style-name="P8"><text:span text:style-name="T3">&gt;&gt;&gt;n = 10</text:span></text:p>
            <text:p xml:id="id57" text:id="id57" text:style-name="P6"><text:span text:style-name="T3">&gt;&gt;&gt;print “The value of n is “, n</text:span></text:p>
            <text:p xml:id="id58" text:id="id58" text:style-name="P6"><text:span text:style-name="T3">The value of n is 10</text:span></text:p>
            <text:p xml:id="id59" text:id="id59" text:style-name="P6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9" anim:sub-item="text" smil:attributeName="visibility" smil:to="visible"/>
                  <anim:animate smil:dur="0.1s" smil:targetElement="id4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0" anim:sub-item="text" smil:attributeName="visibility" smil:to="visible"/>
                  <anim:animate smil:dur="0.1s" smil:targetElement="id50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1" anim:sub-item="text" smil:attributeName="visibility" smil:to="visible"/>
                  <anim:animate smil:dur="0.1s" smil:targetElement="id5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2" anim:sub-item="text" smil:attributeName="visibility" smil:to="visible"/>
                  <anim:animate smil:dur="0.1s" smil:targetElement="id52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3" anim:sub-item="text" smil:attributeName="visibility" smil:to="visible"/>
                  <anim:animate smil:dur="0.1s" smil:targetElement="id5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4" anim:sub-item="text" smil:attributeName="visibility" smil:to="visible"/>
                  <anim:animate smil:dur="0.1s" smil:targetElement="id54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5" anim:sub-item="text" smil:attributeName="visibility" smil:to="visible"/>
                  <anim:animate smil:dur="0.1s" smil:targetElement="id5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6" anim:sub-item="text" smil:attributeName="visibility" smil:to="visible"/>
                  <anim:animate smil:dur="0.1s" smil:targetElement="id56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7" anim:sub-item="text" smil:attributeName="visibility" smil:to="visible"/>
                  <anim:animate smil:dur="0.1s" smil:targetElement="id5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8" anim:sub-item="text" smil:attributeName="visibility" smil:to="visible"/>
                  <anim:animate smil:dur="0.1s" smil:targetElement="id58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9" anim:sub-item="text" smil:attributeName="visibility" smil:to="visible"/>
                  <anim:animate smil:dur="0.1s" smil:targetElement="id59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64" draw:style-name="gr1" draw:layer="layout" svg:width="16.932cm" svg:height="9.524cm" svg:x="1.059cm" svg:y="1.905cm" draw:page-number="8" presentation:class="page"/>
          <draw:frame draw:name="Shape 1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ode" draw:style-name="dp1" draw:master-page-name="Title_20_and_20_body" presentation:presentation-page-layout-name="AL2T1">
        <office:forms form:automatic-focus="false" form:apply-design-mode="false"/>
        <draw:frame draw:name="Shape 173" presentation:style-name="pr4" draw:text-style-name="P5" draw:layer="layout" svg:width="20.848cm" svg:height="2.651cm" svg:x="2.275cm" svg:y="2.349cm" presentation:class="title" presentation:user-transformed="true">
          <draw:text-box>
            <text:p text:style-name="P1"><text:span text:style-name="T2">Let’s code</text:span></text:p>
          </draw:text-box>
        </draw:frame>
        <draw:frame draw:name="Shape 174" presentation:style-name="pr5" draw:text-style-name="P7" draw:layer="layout" svg:width="20.848cm" svg:height="6.799cm" svg:x="2.275cm" svg:y="5.53cm" presentation:class="outline" presentation:user-transformed="true">
          <draw:text-box>
            <text:list text:style-name="L3">
              <text:list-item>
                <text:p text:style-name="P6"><text:span text:style-name="T3">Calculate the last digit of a number.</text:span></text:p>
              </text:list-item>
              <text:list-item>
                <text:p text:style-name="P6"><text:span text:style-name="T3">Calculate the tenth digit of a number.</text:span></text:p>
              </text:list-item>
              <text:list-item>
                <text:p text:style-name="P6"><text:span text:style-name="T3">Calculate the hundredth digit of a number.</text:span></text:p>
              </text:list-item>
              <text:list-item>
                <text:p text:style-name="P6"><text:span text:style-name="T3">Calculate the thousand place digit of a number</text:span></text:p>
              </text:list-item>
              <text:list-item>
                <text:p text:style-name="P6"><text:span text:style-name="T3">Calculate the nth digit of number from the end.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name="Shape 170" draw:style-name="gr1" draw:layer="layout" svg:width="16.932cm" svg:height="9.524cm" svg:x="1.059cm" svg:y="1.905cm" draw:page-number="9" presentation:class="page"/>
          <draw:frame draw:name="Shape 1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s" draw:style-name="dp1" draw:master-page-name="Title_20_and_20_body" presentation:presentation-page-layout-name="AL2T1">
        <draw:frame draw:name="Shape 179" presentation:style-name="pr4" draw:text-style-name="P5" draw:layer="layout" svg:width="20.848cm" svg:height="1.132cm" svg:x="2.275cm" svg:y="1.132cm" presentation:class="title" presentation:user-transformed="true">
          <draw:text-box>
            <text:p text:style-name="P1"><text:span text:style-name="T2">Lists</text:span></text:p>
          </draw:text-box>
        </draw:frame>
        <draw:frame draw:name="Shape 180" presentation:style-name="pr5" draw:text-style-name="P7" draw:layer="layout" svg:width="20.848cm" svg:height="11.422cm" svg:x="2.275cm" svg:y="1.965cm" presentation:class="outline" presentation:user-transformed="true">
          <draw:text-box>
            <text:p xml:id="id60" text:id="id60" text:style-name="P6"><text:span text:style-name="T3">&gt;&gt;&gt; squares = [1, 4, 9, 16, 25]</text:span></text:p>
            <text:p xml:id="id61" text:id="id61" text:style-name="P8"><text:span text:style-name="T3">&gt;&gt;&gt; squares</text:span></text:p>
            <text:p xml:id="id62" text:id="id62" text:style-name="P9"><text:span text:style-name="T3">[1, 4, 9, 16, 25]</text:span></text:p>
            <text:p xml:id="id63" text:id="id63" text:style-name="P8"><text:span text:style-name="T3">&gt;&gt;&gt; squares[0] <text:s/></text:span></text:p>
            <text:p xml:id="id64" text:id="id64" text:style-name="P10"><text:span text:style-name="T3">1</text:span></text:p>
            <text:p xml:id="id65" text:id="id65" text:style-name="P8"><text:span text:style-name="T3">&gt;&gt;&gt; squares[2]</text:span></text:p>
            <text:p xml:id="id66" text:id="id66" text:style-name="P8"><text:span text:style-name="T3">9</text:span></text:p>
            <text:p xml:id="id67" text:id="id67" text:style-name="P8"><text:span text:style-name="T3"/></text:p>
            <text:p xml:id="id68" text:id="id68" text:style-name="P8"><text:span text:style-name="T3">&gt;&gt;&gt; squares[1:] <text:s/></text:span></text:p>
            <text:p xml:id="id69" text:id="id69" text:style-name="P6"><text:span text:style-name="T3">[4, 9, 16, 25]</text:span></text:p>
            <text:p xml:id="id70" text:id="id70" text:style-name="P8"><text:span text:style-name="T3">&gt;&gt;&gt; squares[2:4]</text:span></text:p>
            <text:p xml:id="id71" text:id="id71" text:style-name="P6"><text:span text:style-name="T3">[9, 16]</text:span></text:p>
            <text:p xml:id="id72" text:id="id72" text:style-name="P8"><text:span text:style-name="T3">&gt;&gt;&gt; squares[-1]</text:span></text:p>
            <text:p xml:id="id73" text:id="id73" text:style-name="P6"><text:span text:style-name="T3">25</text:span></text:p>
            <text:p xml:id="id74" text:id="id74"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0" anim:sub-item="text" smil:attributeName="visibility" smil:to="visible"/>
                  <anim:animate smil:dur="0.1s" smil:targetElement="id60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1" anim:sub-item="text" smil:attributeName="visibility" smil:to="visible"/>
                  <anim:animate smil:dur="0.1s" smil:targetElement="id61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2" anim:sub-item="text" smil:attributeName="visibility" smil:to="visible"/>
                  <anim:animate smil:dur="0.1s" smil:targetElement="id62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3" anim:sub-item="text" smil:attributeName="visibility" smil:to="visible"/>
                  <anim:animate smil:dur="0.1s" smil:targetElement="id63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4" anim:sub-item="text" smil:attributeName="visibility" smil:to="visible"/>
                  <anim:animate smil:dur="0.1s" smil:targetElement="id64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5" anim:sub-item="text" smil:attributeName="visibility" smil:to="visible"/>
                  <anim:animate smil:dur="0.1s" smil:targetElement="id65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6" anim:sub-item="text" smil:attributeName="visibility" smil:to="visible"/>
                  <anim:animate smil:dur="0.1s" smil:targetElement="id66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7" anim:sub-item="text" smil:attributeName="visibility" smil:to="visible"/>
                  <anim:animate smil:dur="0.1s" smil:targetElement="id67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8" anim:sub-item="text" smil:attributeName="visibility" smil:to="visible"/>
                  <anim:animate smil:dur="0.1s" smil:targetElement="id68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9" anim:sub-item="text" smil:attributeName="visibility" smil:to="visible"/>
                  <anim:animate smil:dur="0.1s" smil:targetElement="id69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0" anim:sub-item="text" smil:attributeName="visibility" smil:to="visible"/>
                  <anim:animate smil:dur="0.1s" smil:targetElement="id70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1" anim:sub-item="text" smil:attributeName="visibility" smil:to="visible"/>
                  <anim:animate smil:dur="0.1s" smil:targetElement="id71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2" anim:sub-item="text" smil:attributeName="visibility" smil:to="visible"/>
                  <anim:animate smil:dur="0.1s" smil:targetElement="id72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3" anim:sub-item="text" smil:attributeName="visibility" smil:to="visible"/>
                  <anim:animate smil:dur="0.1s" smil:targetElement="id73" anim:sub-item="text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4" anim:sub-item="text" smil:attributeName="visibility" smil:to="visible"/>
                  <anim:animate smil:dur="0.1s" smil:targetElement="id74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76" draw:style-name="gr1" draw:layer="layout" svg:width="16.932cm" svg:height="9.524cm" svg:x="1.059cm" svg:y="1.905cm" draw:page-number="10" presentation:class="page"/>
          <draw:frame draw:name="Shape 1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draw:name="Shape 185" presentation:style-name="pr5" draw:text-style-name="P7" draw:layer="layout" svg:width="20.848cm" svg:height="10.797cm" svg:x="2.275cm" svg:y="1.532cm" presentation:class="outline" presentation:user-transformed="true">
          <draw:text-box>
            <text:p xml:id="id75" text:id="id75" text:style-name="P6"><text:span text:style-name="T3">&gt;&gt;&gt; squares = [1, 4, 9, 16, 25]</text:span></text:p>
            <text:p xml:id="id76" text:id="id76" text:style-name="P6"><text:span text:style-name="T3">&gt;&gt;&gt; squares + [36, 49, 64, 81, 100]</text:span></text:p>
            <text:p xml:id="id77" text:id="id77" text:style-name="P6"><text:span text:style-name="T3">[1, 4, 9, 16, 25, 36, 49, 64, 81, 100]</text:span></text:p>
            <text:p xml:id="id78" text:id="id78" text:style-name="P6"><text:span text:style-name="T3">&gt;&gt;&gt;squares.append(121)</text:span></text:p>
            <text:p xml:id="id79" text:id="id79" text:style-name="P6"><text:span text:style-name="T3">[1, 4, 9, 16, 25, 36, 49, 64, 81, 100, 121]</text:span></text:p>
            <text:p xml:id="id80" text:id="id80" text:style-name="P6"><text:span text:style-name="T3">&gt;&gt;&gt;squares[3]=-99</text:span></text:p>
            <text:p xml:id="id81" text:id="id81" text:style-name="P6"><text:span text:style-name="T3">[1, 4, 9, -99, 25, 36, 49, 64, 81, 100, 121]</text:span></text:p>
            <text:p xml:id="id82" text:id="id82" text:style-name="P6"><text:span text:style-name="T3">&gt;&gt;&gt;squares[2:4]=[]</text:span></text:p>
            <text:p xml:id="id83" text:id="id83" text:style-name="P6"><text:span text:style-name="T3">[1, 4, 25, 36, 49, 64, 81, 100, 121]</text:span></text:p>
            <text:p xml:id="id84" text:id="id84" text:style-name="P6"><text:span text:style-name="T3"/></text:p>
            <text:p xml:id="id85" text:id="id85" text:style-name="P6"><text:span text:style-name="T3"/></text:p>
            <text:p xml:id="id86" text:id="id86" text:style-name="P6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5" anim:sub-item="text" smil:attributeName="visibility" smil:to="visible"/>
                  <anim:animate smil:dur="0.1s" smil:targetElement="id7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6" anim:sub-item="text" smil:attributeName="visibility" smil:to="visible"/>
                  <anim:animate smil:dur="0.1s" smil:targetElement="id76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7" anim:sub-item="text" smil:attributeName="visibility" smil:to="visible"/>
                  <anim:animate smil:dur="0.1s" smil:targetElement="id7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8" anim:sub-item="text" smil:attributeName="visibility" smil:to="visible"/>
                  <anim:animate smil:dur="0.1s" smil:targetElement="id78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9" anim:sub-item="text" smil:attributeName="visibility" smil:to="visible"/>
                  <anim:animate smil:dur="0.1s" smil:targetElement="id7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0" anim:sub-item="text" smil:attributeName="visibility" smil:to="visible"/>
                  <anim:animate smil:dur="0.1s" smil:targetElement="id80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1" anim:sub-item="text" smil:attributeName="visibility" smil:to="visible"/>
                  <anim:animate smil:dur="0.1s" smil:targetElement="id8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2" anim:sub-item="text" smil:attributeName="visibility" smil:to="visible"/>
                  <anim:animate smil:dur="0.1s" smil:targetElement="id82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3" anim:sub-item="text" smil:attributeName="visibility" smil:to="visible"/>
                  <anim:animate smil:dur="0.1s" smil:targetElement="id8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4" anim:sub-item="text" smil:attributeName="visibility" smil:to="visible"/>
                  <anim:animate smil:dur="0.1s" smil:targetElement="id84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5" anim:sub-item="text" smil:attributeName="visibility" smil:to="visible"/>
                  <anim:animate smil:dur="0.1s" smil:targetElement="id8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6" anim:sub-item="text" smil:attributeName="visibility" smil:to="visible"/>
                  <anim:animate smil:dur="0.1s" smil:targetElement="id86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82" draw:style-name="gr1" draw:layer="layout" svg:width="16.932cm" svg:height="9.524cm" svg:x="1.059cm" svg:y="1.905cm" draw:page-number="11" presentation:class="page"/>
          <draw:frame draw:name="Shape 1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n() function" draw:style-name="dp1" draw:master-page-name="Title_20_and_20_body" presentation:presentation-page-layout-name="AL2T1">
        <draw:frame draw:name="Shape 190" presentation:style-name="pr4" draw:text-style-name="P5" draw:layer="layout" svg:width="20.848cm" svg:height="2.651cm" svg:x="2.275cm" svg:y="2.349cm" presentation:class="title" presentation:user-transformed="true">
          <draw:text-box>
            <text:p text:style-name="P1"><text:span text:style-name="T2">len() function</text:span></text:p>
          </draw:text-box>
        </draw:frame>
        <draw:frame draw:name="Shape 191" presentation:style-name="pr5" draw:text-style-name="P7" draw:layer="layout" svg:width="20.848cm" svg:height="6.799cm" svg:x="2.275cm" svg:y="5.53cm" presentation:class="outline" presentation:user-transformed="true">
          <draw:text-box>
            <text:p xml:id="id87" text:id="id87" text:style-name="P6"><text:span text:style-name="T3">Gives the length</text:span></text:p>
            <text:p xml:id="id88" text:id="id88" text:style-name="P6"><text:span text:style-name="T3">&gt;&gt;&gt;a = [1,3,5,7,9]</text:span></text:p>
            <text:p xml:id="id89" text:id="id89" text:style-name="P6"><text:span text:style-name="T3">&gt;&gt;&gt;len(a)</text:span></text:p>
            <text:p xml:id="id90" text:id="id90" text:style-name="P6"><text:span text:style-name="T3">5</text:span></text:p>
            <text:p xml:id="id91" text:id="id91" text:style-name="P6"><text:span text:style-name="T3"/></text:p>
            <text:p xml:id="id92" text:id="id92" text:style-name="P6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7" anim:sub-item="text" smil:attributeName="visibility" smil:to="visible"/>
                  <anim:animate smil:dur="0.1s" smil:targetElement="id8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8" anim:sub-item="text" smil:attributeName="visibility" smil:to="visible"/>
                  <anim:animate smil:dur="0.1s" smil:targetElement="id88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9" anim:sub-item="text" smil:attributeName="visibility" smil:to="visible"/>
                  <anim:animate smil:dur="0.1s" smil:targetElement="id8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0" anim:sub-item="text" smil:attributeName="visibility" smil:to="visible"/>
                  <anim:animate smil:dur="0.1s" smil:targetElement="id90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1" anim:sub-item="text" smil:attributeName="visibility" smil:to="visible"/>
                  <anim:animate smil:dur="0.1s" smil:targetElement="id9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2" anim:sub-item="text" smil:attributeName="visibility" smil:to="visible"/>
                  <anim:animate smil:dur="0.1s" smil:targetElement="id92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87" draw:style-name="gr1" draw:layer="layout" svg:width="16.932cm" svg:height="9.524cm" svg:x="1.059cm" svg:y="1.905cm" draw:page-number="12" presentation:class="page"/>
          <draw:frame draw:name="Shape 1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ge() function" draw:style-name="dp1" draw:master-page-name="Title_20_and_20_body" presentation:presentation-page-layout-name="AL2T1">
        <draw:frame draw:name="Shape 196" presentation:style-name="pr4" draw:text-style-name="P5" draw:layer="layout" svg:width="20.848cm" svg:height="1.831cm" svg:x="2.275cm" svg:y="0.866cm" presentation:class="title" presentation:user-transformed="true">
          <draw:text-box>
            <text:p text:style-name="P1"><text:span text:style-name="T2">range() function</text:span></text:p>
          </draw:text-box>
        </draw:frame>
        <draw:frame draw:name="Shape 197" presentation:style-name="pr5" draw:text-style-name="P7" draw:layer="layout" svg:width="20.848cm" svg:height="10.457cm" svg:x="2.275cm" svg:y="2.698cm" presentation:class="outline" presentation:user-transformed="true">
          <draw:text-box>
            <text:p xml:id="id93" text:id="id93" text:style-name="P8"><text:span text:style-name="T3">&gt;&gt;&gt;range(0,5,1)</text:span></text:p>
            <text:p xml:id="id94" text:id="id94" text:style-name="P8"><text:span text:style-name="T3">[0,1,2,3,4]</text:span></text:p>
            <text:p xml:id="id95" text:id="id95" text:style-name="P8"><text:span text:style-name="T3"/></text:p>
            <text:p xml:id="id96" text:id="id96" text:style-name="P8"><text:span text:style-name="T3">&gt;&gt;&gt; range(0, 10, 3)</text:span></text:p>
            <text:p xml:id="id97" text:id="id97" text:style-name="P6"><text:span text:style-name="T3">[0, 3, 6, 9]</text:span></text:p>
            <text:p xml:id="id98" text:id="id98" text:style-name="P8"><text:span text:style-name="T3">&gt;&gt;range(0, 10, 2)</text:span></text:p>
            <text:p xml:id="id99" text:id="id99" text:style-name="P6"><text:span text:style-name="T3">[0,2,4,6,8]</text:span></text:p>
            <text:p xml:id="id100" text:id="id100" text:style-name="P8"><text:span text:style-name="T3">&gt;&gt;&gt; range(5, 10)</text:span></text:p>
            <text:p xml:id="id101" text:id="id101" text:style-name="P6"><text:span text:style-name="T3">[5, 6, 7, 8, 9]</text:span></text:p>
            <text:p xml:id="id102" text:id="id102" text:style-name="P8"><text:span text:style-name="T3">&gt;&gt;&gt; range(10)</text:span></text:p>
            <text:p xml:id="id103" text:id="id103" text:style-name="P6"><text:span text:style-name="T3">[0, 1, 2, 3, 4, 5, 6, 7, 8, 9]</text:span></text:p>
            <text:p xml:id="id104" text:id="id104" text:style-name="P8"><text:span text:style-name="T3">&gt;&gt;&gt; range(-10, -100, -30)</text:span></text:p>
            <text:p xml:id="id105" text:id="id105" text:style-name="P6"><text:span text:style-name="T3">[-10, -40, -70]</text:span></text:p>
            <text:p xml:id="id106" text:id="id106" text:style-name="P6"><text:span text:style-name="T3"/></text:p>
            <text:p xml:id="id107" text:id="id107" text:style-name="P6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3" anim:sub-item="text" smil:attributeName="visibility" smil:to="visible"/>
                  <anim:animate smil:dur="0.1s" smil:targetElement="id9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4" anim:sub-item="text" smil:attributeName="visibility" smil:to="visible"/>
                  <anim:animate smil:dur="0.1s" smil:targetElement="id94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5" anim:sub-item="text" smil:attributeName="visibility" smil:to="visible"/>
                  <anim:animate smil:dur="0.1s" smil:targetElement="id9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6" anim:sub-item="text" smil:attributeName="visibility" smil:to="visible"/>
                  <anim:animate smil:dur="0.1s" smil:targetElement="id96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7" anim:sub-item="text" smil:attributeName="visibility" smil:to="visible"/>
                  <anim:animate smil:dur="0.1s" smil:targetElement="id9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8" anim:sub-item="text" smil:attributeName="visibility" smil:to="visible"/>
                  <anim:animate smil:dur="0.1s" smil:targetElement="id98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9" anim:sub-item="text" smil:attributeName="visibility" smil:to="visible"/>
                  <anim:animate smil:dur="0.1s" smil:targetElement="id9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0" anim:sub-item="text" smil:attributeName="visibility" smil:to="visible"/>
                  <anim:animate smil:dur="0.1s" smil:targetElement="id100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1" anim:sub-item="text" smil:attributeName="visibility" smil:to="visible"/>
                  <anim:animate smil:dur="0.1s" smil:targetElement="id10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2" anim:sub-item="text" smil:attributeName="visibility" smil:to="visible"/>
                  <anim:animate smil:dur="0.1s" smil:targetElement="id102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3" anim:sub-item="text" smil:attributeName="visibility" smil:to="visible"/>
                  <anim:animate smil:dur="0.1s" smil:targetElement="id10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4" anim:sub-item="text" smil:attributeName="visibility" smil:to="visible"/>
                  <anim:animate smil:dur="0.1s" smil:targetElement="id104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5" anim:sub-item="text" smil:attributeName="visibility" smil:to="visible"/>
                  <anim:animate smil:dur="0.1s" smil:targetElement="id10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6" anim:sub-item="text" smil:attributeName="visibility" smil:to="visible"/>
                  <anim:animate smil:dur="0.1s" smil:targetElement="id106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7" anim:sub-item="text" smil:attributeName="visibility" smil:to="visible"/>
                  <anim:animate smil:dur="0.1s" smil:targetElement="id107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93" draw:style-name="gr1" draw:layer="layout" svg:width="16.932cm" svg:height="9.524cm" svg:x="1.059cm" svg:y="1.905cm" draw:page-number="13" presentation:class="page"/>
          <draw:frame draw:name="Shape 1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range() to produce following results:" draw:style-name="dp1" draw:master-page-name="Title_20_and_20_body" presentation:presentation-page-layout-name="AL2T1">
        <draw:frame draw:name="Shape 202" presentation:style-name="pr4" draw:text-style-name="P5" draw:layer="layout" svg:width="20.848cm" svg:height="2.397cm" svg:x="2.275cm" svg:y="1.365cm" presentation:class="title" presentation:user-transformed="true">
          <draw:text-box>
            <text:p text:style-name="P1"><text:span text:style-name="T2">Use range() to produce following results:</text:span></text:p>
          </draw:text-box>
        </draw:frame>
        <draw:frame draw:name="Shape 203" presentation:style-name="pr5" draw:text-style-name="P7" draw:layer="layout" svg:width="20.848cm" svg:height="8.765cm" svg:x="2.275cm" svg:y="3.564cm" presentation:class="outline" presentation:user-transformed="true">
          <draw:text-box>
            <text:p text:style-name="P6"><text:span text:style-name="T3">1) [1,3,5,7,9]</text:span></text:p>
            <text:p text:style-name="P6"><text:span text:style-name="T3">2) [1,5,9,13,17]</text:span></text:p>
            <text:p text:style-name="P6"><text:span text:style-name="T3">3) <text:s/>[-10,-9,-8,-7]</text:span></text:p>
            <text:p text:style-name="P6"><text:span text:style-name="T3">4) [-10,-8,-6,-4]</text:span></text:p>
            <text:p text:style-name="P6"><text:span text:style-name="T3">5) [-100,-200,-300,-400]</text:span></text:p>
            <text:p text:style-name="P6"><text:span text:style-name="T3">6) [-400,-300,-200,-100]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name="Shape 199" draw:style-name="gr1" draw:layer="layout" svg:width="16.932cm" svg:height="9.524cm" svg:x="1.059cm" svg:y="1.905cm" draw:page-number="14" presentation:class="page"/>
          <draw:frame draw:name="Shape 2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ing python code in a file and executing it." draw:style-name="dp1" draw:master-page-name="Title_20_and_20_body" presentation:presentation-page-layout-name="AL2T1">
        <draw:frame draw:name="Shape 208" presentation:style-name="pr4" draw:text-style-name="P5" draw:layer="layout" svg:width="20.848cm" svg:height="2.651cm" svg:x="2.275cm" svg:y="2.349cm" presentation:class="title" presentation:user-transformed="true">
          <draw:text-box>
            <text:p text:style-name="P1"><text:span text:style-name="T2">Writing python code in a file and executing it.</text:span></text:p>
          </draw:text-box>
        </draw:frame>
        <draw:frame draw:name="Shape 209" presentation:style-name="pr5" draw:text-style-name="P7" draw:layer="layout" svg:width="20.848cm" svg:height="6.799cm" svg:x="2.275cm" svg:y="5.53cm" presentation:class="outline" presentation:user-transformed="true">
          <draw:text-box>
            <text:list text:style-name="L3">
              <text:list-item>
                <text:p xml:id="id108" text:id="id108" text:style-name="P6"><text:span text:style-name="T3">Write the code in a file, with file extension ‘py’</text:span></text:p>
              </text:list-item>
              <text:list-item>
                <text:p xml:id="id109" text:id="id109" text:style-name="P6"><text:span text:style-name="T3">Run the file using the command</text:span></text:p>
              </text:list-item>
            </text:list>
            <text:p xml:id="id110" text:id="id110" text:style-name="P11"><text:span text:style-name="T3">python “filename”</text:span></text:p>
            <text:p xml:id="id111" text:id="id111" text:style-name="P11"><text:span text:style-name="T3"/></text:p>
            <text:p xml:id="id112" text:id="id112" text:style-name="P11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8" anim:sub-item="text" smil:attributeName="visibility" smil:to="visible"/>
                  <anim:animate smil:dur="0.1s" smil:targetElement="id108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9" anim:sub-item="text" smil:attributeName="visibility" smil:to="visible"/>
                  <anim:animate smil:dur="0.1s" smil:targetElement="id10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0" anim:sub-item="text" smil:attributeName="visibility" smil:to="visible"/>
                  <anim:animate smil:dur="0.1s" smil:targetElement="id110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1" anim:sub-item="text" smil:attributeName="visibility" smil:to="visible"/>
                  <anim:animate smil:dur="0.1s" smil:targetElement="id11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2" anim:sub-item="text" smil:attributeName="visibility" smil:to="visible"/>
                  <anim:animate smil:dur="0.1s" smil:targetElement="id112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205" draw:style-name="gr1" draw:layer="layout" svg:width="16.932cm" svg:height="9.524cm" svg:x="1.059cm" svg:y="1.905cm" draw:page-number="15" presentation:class="page"/>
          <draw:frame draw:name="Shape 2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ents in Python" draw:style-name="dp1" draw:master-page-name="Title_20_and_20_body" presentation:presentation-page-layout-name="AL2T1">
        <draw:frame draw:name="Shape 214" presentation:style-name="pr4" draw:text-style-name="P5" draw:layer="layout" svg:width="20.848cm" svg:height="2.651cm" svg:x="2.275cm" svg:y="2.349cm" presentation:class="title" presentation:user-transformed="true">
          <draw:text-box>
            <text:p text:style-name="P1"><text:span text:style-name="T2">Comments in Python</text:span></text:p>
          </draw:text-box>
        </draw:frame>
        <draw:frame draw:name="Shape 215" presentation:style-name="pr5" draw:text-style-name="P7" draw:layer="layout" svg:width="20.848cm" svg:height="6.799cm" svg:x="2.275cm" svg:y="5.53cm" presentation:class="outline" presentation:user-transformed="true">
          <draw:text-box>
            <text:p text:style-name="P6"><text:span text:style-name="T3">Comments in Python can be added using the symbol #</text:span></text:p>
          </draw:text-box>
        </draw:frame>
        <presentation:notes draw:style-name="dp2">
          <draw:page-thumbnail draw:name="Shape 211" draw:style-name="gr1" draw:layer="layout" svg:width="16.932cm" svg:height="9.524cm" svg:x="1.059cm" svg:y="1.905cm" draw:page-number="16" presentation:class="page"/>
          <draw:frame draw:name="Shape 2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op" draw:style-name="dp1" draw:master-page-name="Title_20_and_20_body" presentation:presentation-page-layout-name="AL2T1">
        <draw:frame draw:name="Shape 220" presentation:style-name="pr4" draw:text-style-name="P5" draw:layer="layout" svg:width="20.848cm" svg:height="1.964cm" svg:x="2.275cm" svg:y="1.099cm" presentation:class="title" presentation:user-transformed="true">
          <draw:text-box>
            <text:p text:style-name="P1"><text:span text:style-name="T2">Loop</text:span></text:p>
          </draw:text-box>
        </draw:frame>
        <draw:frame draw:name="Shape 221" presentation:style-name="pr5" draw:text-style-name="P7" draw:layer="layout" svg:width="20.848cm" svg:height="6.161cm" svg:x="2.275cm" svg:y="3.064cm" presentation:class="outline" presentation:user-transformed="true">
          <draw:text-box>
            <text:p xml:id="id113" text:id="id113" text:style-name="P6"><text:span text:style-name="T3">b = <text:s/>1</text:span></text:p>
            <text:p xml:id="id114" text:id="id114" text:style-name="P6"><text:span text:style-name="T3">while b &lt; 5:</text:span></text:p>
            <text:p xml:id="id115" text:id="id115" text:style-name="P11"><text:span text:style-name="T3">print b,</text:span></text:p>
            <text:p xml:id="id116" text:id="id116" text:style-name="P11"><text:span text:style-name="T3">b = b + 1</text:span></text:p>
            <text:p xml:id="id117" text:id="id117" text:style-name="P11"><text:span text:style-name="T3">1 2 3 4</text:span></text:p>
            <text:p xml:id="id118" text:id="id118" text:style-name="P11"><text:span text:style-name="T3"/></text:p>
            <text:p xml:id="id119" text:id="id119" text:style-name="P11"><text:span text:style-name="T3"/></text:p>
            <text:p xml:id="id120" text:id="id120" text:style-name="P11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3" anim:sub-item="text" smil:attributeName="visibility" smil:to="visible"/>
                  <anim:animate smil:dur="0.1s" smil:targetElement="id11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4" anim:sub-item="text" smil:attributeName="visibility" smil:to="visible"/>
                  <anim:animate smil:dur="0.1s" smil:targetElement="id114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5" anim:sub-item="text" smil:attributeName="visibility" smil:to="visible"/>
                  <anim:animate smil:dur="0.1s" smil:targetElement="id11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6" anim:sub-item="text" smil:attributeName="visibility" smil:to="visible"/>
                  <anim:animate smil:dur="0.1s" smil:targetElement="id116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7" anim:sub-item="text" smil:attributeName="visibility" smil:to="visible"/>
                  <anim:animate smil:dur="0.1s" smil:targetElement="id11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8" anim:sub-item="text" smil:attributeName="visibility" smil:to="visible"/>
                  <anim:animate smil:dur="0.1s" smil:targetElement="id118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9" anim:sub-item="text" smil:attributeName="visibility" smil:to="visible"/>
                  <anim:animate smil:dur="0.1s" smil:targetElement="id11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0" anim:sub-item="text" smil:attributeName="visibility" smil:to="visible"/>
                  <anim:animate smil:dur="0.1s" smil:targetElement="id120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217" draw:style-name="gr1" draw:layer="layout" svg:width="16.932cm" svg:height="9.524cm" svg:x="1.059cm" svg:y="1.905cm" draw:page-number="17" presentation:class="page"/>
          <draw:frame draw:name="Shape 2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body" presentation:presentation-page-layout-name="AL2T1">
        <draw:frame draw:name="Shape 226" presentation:style-name="pr5" draw:text-style-name="P7" draw:layer="layout" svg:width="20.848cm" svg:height="11.03cm" svg:x="2.275cm" svg:y="1.299cm" presentation:class="outline" presentation:user-transformed="true">
          <draw:text-box>
            <text:p xml:id="id121" text:id="id121" text:style-name="P6"><text:span text:style-name="T3">a, b = 0, 1</text:span></text:p>
            <text:p xml:id="id122" text:id="id122" text:style-name="P6"><text:span text:style-name="T3">while b &lt; 35:</text:span></text:p>
            <text:p xml:id="id123" text:id="id123" text:style-name="P11"><text:span text:style-name="T3">print b,</text:span></text:p>
            <text:p xml:id="id124" text:id="id124" text:style-name="P11"><text:span text:style-name="T3">a, b = b, a+b</text:span></text:p>
            <text:p xml:id="id125" text:id="id125" text:style-name="P11"><text:span text:style-name="T3"/></text:p>
            <text:p xml:id="id126" text:id="id126" text:style-name="P11"><text:span text:style-name="T3">1 1 2 3 5 8 13 21 34 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1" anim:sub-item="text" smil:attributeName="visibility" smil:to="visible"/>
                  <anim:animate smil:dur="0.1s" smil:targetElement="id12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2" anim:sub-item="text" smil:attributeName="visibility" smil:to="visible"/>
                  <anim:animate smil:dur="0.1s" smil:targetElement="id122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3" anim:sub-item="text" smil:attributeName="visibility" smil:to="visible"/>
                  <anim:animate smil:dur="0.1s" smil:targetElement="id123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4" anim:sub-item="text" smil:attributeName="visibility" smil:to="visible"/>
                  <anim:animate smil:dur="0.1s" smil:targetElement="id124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5" anim:sub-item="text" smil:attributeName="visibility" smil:to="visible"/>
                  <anim:animate smil:dur="0.1s" smil:targetElement="id12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6" anim:sub-item="text" smil:attributeName="visibility" smil:to="visible"/>
                  <anim:animate smil:dur="0.1s" smil:targetElement="id126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223" draw:style-name="gr1" draw:layer="layout" svg:width="16.932cm" svg:height="9.524cm" svg:x="1.059cm" svg:y="1.905cm" draw:page-number="18" presentation:class="page"/>
          <draw:frame draw:name="Shape 2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statements" draw:style-name="dp1" draw:master-page-name="Title_20_and_20_body" presentation:presentation-page-layout-name="AL2T1">
        <draw:frame draw:name="Shape 231" presentation:style-name="pr4" draw:text-style-name="P5" draw:layer="layout" svg:width="20.848cm" svg:height="2.651cm" svg:x="2.275cm" svg:y="2.349cm" presentation:class="title" presentation:user-transformed="true">
          <draw:text-box>
            <text:p text:style-name="P1"><text:span text:style-name="T2">for statements</text:span></text:p>
          </draw:text-box>
        </draw:frame>
        <draw:frame draw:name="Shape 232" presentation:style-name="pr5" draw:text-style-name="P7" draw:layer="layout" svg:width="20.848cm" svg:height="6.799cm" svg:x="2.275cm" svg:y="5.53cm" presentation:class="outline" presentation:user-transformed="true">
          <draw:text-box>
            <text:p xml:id="id127" text:id="id127" text:style-name="P6"><text:span text:style-name="T3">for i in range(2,10):</text:span></text:p>
            <text:p xml:id="id128" text:id="id128" text:style-name="P11"><text:span text:style-name="T3">print(2*i),</text:span></text:p>
            <text:p xml:id="id129" text:id="id129" text:style-name="P11"><text:span text:style-name="T3"/></text:p>
            <text:p xml:id="id130" text:id="id130" text:style-name="P11"><text:span text:style-name="T3">4 6 8 10 12 14 16 18</text:span></text:p>
            <text:p xml:id="id131" text:id="id131" text:style-name="P11"><text:span text:style-name="T3"/></text:p>
            <text:p xml:id="id132" text:id="id132" text:style-name="P11"><text:span text:style-name="T3"/></text:p>
            <text:p xml:id="id133" text:id="id133" text:style-name="P11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7" anim:sub-item="text" smil:attributeName="visibility" smil:to="visible"/>
                  <anim:animate smil:dur="0.1s" smil:targetElement="id12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8" anim:sub-item="text" smil:attributeName="visibility" smil:to="visible"/>
                  <anim:animate smil:dur="0.1s" smil:targetElement="id128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9" anim:sub-item="text" smil:attributeName="visibility" smil:to="visible"/>
                  <anim:animate smil:dur="0.1s" smil:targetElement="id129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30" anim:sub-item="text" smil:attributeName="visibility" smil:to="visible"/>
                  <anim:animate smil:dur="0.1s" smil:targetElement="id130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31" anim:sub-item="text" smil:attributeName="visibility" smil:to="visible"/>
                  <anim:animate smil:dur="0.1s" smil:targetElement="id131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32" anim:sub-item="text" smil:attributeName="visibility" smil:to="visible"/>
                  <anim:animate smil:dur="0.1s" smil:targetElement="id132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33" anim:sub-item="text" smil:attributeName="visibility" smil:to="visible"/>
                  <anim:animate smil:dur="0.1s" smil:targetElement="id133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228" draw:style-name="gr1" draw:layer="layout" svg:width="16.932cm" svg:height="9.524cm" svg:x="1.059cm" svg:y="1.905cm" draw:page-number="19" presentation:class="page"/>
          <draw:frame draw:name="Shape 2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 of first n natural numbers" draw:style-name="dp1" draw:master-page-name="Title_20_and_20_body" presentation:presentation-page-layout-name="AL2T1">
        <draw:frame draw:name="Shape 237" presentation:style-name="pr4" draw:text-style-name="P5" draw:layer="layout" svg:width="20.848cm" svg:height="2.197cm" svg:x="2.275cm" svg:y="1.266cm" presentation:class="title" presentation:user-transformed="true">
          <draw:text-box>
            <text:p text:style-name="P1"><text:span text:style-name="T2">Sum of first n natural numbers</text:span></text:p>
          </draw:text-box>
        </draw:frame>
        <draw:frame draw:name="Shape 238" presentation:style-name="pr5" draw:text-style-name="P7" draw:layer="layout" svg:width="20.848cm" svg:height="8.666cm" svg:x="2.275cm" svg:y="3.663cm" presentation:class="outline" presentation:user-transformed="true">
          <draw:text-box>
            <text:p text:style-name="P6"><text:span text:style-name="T3">n = input(“Enter n: ”)</text:span></text:p>
            <text:p text:style-name="P6"><text:span text:style-name="T3">sum = 0</text:span></text:p>
            <text:p text:style-name="P6"><text:span text:style-name="T3">for i in range(1,n+1):</text:span><text:span text:style-name="T3"><text:tab/></text:span><text:span text:style-name="T3"><text:tab/></text:span><text:span text:style-name="T3"><text:tab/></text:span></text:p>
            <text:p text:style-name="P11"><text:span text:style-name="T3">sum = sum + i <text:s text:c="3"/></text:span></text:p>
            <text:p text:style-name="P11"><text:span text:style-name="T3">print sum</text:span></text:p>
            <text:p text:style-name="P11"><text:span text:style-name="T3"/></text:p>
          </draw:text-box>
        </draw:frame>
        <presentation:notes draw:style-name="dp2">
          <draw:page-thumbnail draw:name="Shape 234" draw:style-name="gr1" draw:layer="layout" svg:width="16.932cm" svg:height="9.524cm" svg:x="1.059cm" svg:y="1.905cm" draw:page-number="20" presentation:class="page"/>
          <draw:frame draw:name="Shape 2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ode" draw:style-name="dp1" draw:master-page-name="Title_20_and_20_body" presentation:presentation-page-layout-name="AL2T1">
        <draw:frame draw:name="Shape 243" presentation:style-name="pr4" draw:text-style-name="P5" draw:layer="layout" svg:width="20.848cm" svg:height="1.964cm" svg:x="2.275cm" svg:y="1.432cm" presentation:class="title" presentation:user-transformed="true">
          <draw:text-box>
            <text:p text:style-name="P1"><text:span text:style-name="T2">Let’s code</text:span></text:p>
          </draw:text-box>
        </draw:frame>
        <draw:frame draw:name="Shape 244" presentation:style-name="pr5" draw:text-style-name="P7" draw:layer="layout" svg:width="20.848cm" svg:height="6.799cm" svg:x="2.109cm" svg:y="3.397cm" presentation:class="outline" presentation:user-transformed="true">
          <draw:text-box>
            <text:list text:style-name="L3">
              <text:list-item>
                <text:p text:style-name="P6"><text:span text:style-name="T3">Sum of first ten multiples of 10.</text:span></text:p>
              </text:list-item>
              <text:list-item>
                <text:p text:style-name="P6"><text:span text:style-name="T3">Product of first n natural numbers</text:span></text:p>
              </text:list-item>
              <text:list-item>
                <text:p text:style-name="P6"><text:span text:style-name="T3">Sum of square of first n natural numbers.</text:span></text:p>
              </text:list-item>
              <text:list-item>
                <text:p text:style-name="P6"><text:span text:style-name="T3">Sum of cube of first n natural numbers.</text:span></text:p>
              </text:list-item>
              <text:list-item>
                <text:p text:style-name="P6"><text:span text:style-name="T3">Calculate factorial of a given number.</text:span></text:p>
              </text:list-item>
              <text:list-item>
                <text:p text:style-name="P6"><text:span text:style-name="T3">Sum of following sequence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1,3,5,7,9,11,13</text:span></text:p>
                  </text:list-item>
                  <text:list-item>
                    <text:p text:style-name="P6"><text:span text:style-name="T4">1,5,9,13,17 to 25 terms</text:span></text:p>
                  </text:list-item>
                  <text:list-item>
                    <text:p text:style-name="P6"><text:span text:style-name="T4">2, 4, 8, 16, 32 to 25 terms</text:span></text:p>
                  </text:list-item>
                </text:list>
              </text:list-item>
            </text:list>
            <text:p text:style-name="P6"><text:span text:style-name="T3"/></text:p>
          </draw:text-box>
        </draw:frame>
        <presentation:notes draw:style-name="dp2">
          <draw:page-thumbnail draw:name="Shape 240" draw:style-name="gr1" draw:layer="layout" svg:width="16.932cm" svg:height="9.524cm" svg:x="1.059cm" svg:y="1.905cm" draw:page-number="21" presentation:class="page"/>
          <draw:frame draw:name="Shape 2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statements" draw:style-name="dp1" draw:master-page-name="Title_20_and_20_body" presentation:presentation-page-layout-name="AL2T1">
        <draw:frame draw:name="Shape 249" presentation:style-name="pr4" draw:text-style-name="P5" draw:layer="layout" svg:width="20.848cm" svg:height="2.097cm" svg:x="2.275cm" svg:y="1.232cm" presentation:class="title" presentation:user-transformed="true">
          <draw:text-box>
            <text:p text:style-name="P1"><text:span text:style-name="T2">if statements</text:span></text:p>
          </draw:text-box>
        </draw:frame>
        <draw:frame draw:name="Shape 250" presentation:style-name="pr5" draw:text-style-name="P7" draw:layer="layout" svg:width="20.848cm" svg:height="8.998cm" svg:x="2.275cm" svg:y="3.331cm" presentation:class="outline" presentation:user-transformed="true">
          <draw:text-box>
            <text:p text:style-name="P6"><text:span text:style-name="T3">n = input(“Enter a number”)</text:span></text:p>
            <text:p text:style-name="P6"><text:span text:style-name="T3">if n &gt; 0:</text:span></text:p>
            <text:p text:style-name="P6"><text:span text:style-name="T3"><text:s/></text:span><text:span text:style-name="T3"><text:tab/></text:span><text:span text:style-name="T3">print "Positive"</text:span></text:p>
            <text:p text:style-name="P6"><text:span text:style-name="T3">elif n == 0:</text:span></text:p>
            <text:p text:style-name="P6"><text:span text:style-name="T3"><text:s/></text:span><text:span text:style-name="T3"><text:tab/></text:span><text:span text:style-name="T3">print "Zero"</text:span></text:p>
            <text:p text:style-name="P6"><text:span text:style-name="T3">else:</text:span></text:p>
            <text:p text:style-name="P6"><text:span text:style-name="T3"><text:s/></text:span><text:span text:style-name="T3"><text:tab/></text:span><text:span text:style-name="T3">print "Negative"</text:span></text:p>
          </draw:text-box>
        </draw:frame>
        <presentation:notes draw:style-name="dp2">
          <draw:page-thumbnail draw:name="Shape 246" draw:style-name="gr1" draw:layer="layout" svg:width="16.932cm" svg:height="9.524cm" svg:x="1.059cm" svg:y="1.905cm" draw:page-number="22" presentation:class="page"/>
          <draw:frame draw:name="Shape 2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! operator" draw:style-name="dp1" draw:master-page-name="Title_20_and_20_body" presentation:presentation-page-layout-name="AL2T1">
        <draw:frame draw:name="Shape 255" presentation:style-name="pr4" draw:text-style-name="P5" draw:layer="layout" svg:width="20.848cm" svg:height="2.651cm" svg:x="2.275cm" svg:y="2.349cm" presentation:class="title" presentation:user-transformed="true">
          <draw:text-box>
            <text:p text:style-name="P1"><text:span text:style-name="T2">! operator</text:span></text:p>
          </draw:text-box>
        </draw:frame>
        <draw:frame draw:name="Shape 256" presentation:style-name="pr5" draw:text-style-name="P7" draw:layer="layout" svg:width="20.848cm" svg:height="6.799cm" svg:x="2.275cm" svg:y="5.53cm" presentation:class="outline" presentation:user-transformed="true">
          <draw:text-box>
            <text:p text:style-name="P6"><text:span text:style-name="T3">n = 10</text:span></text:p>
            <text:p text:style-name="P6"><text:span text:style-name="T3">If n!=2:</text:span></text:p>
            <text:p text:style-name="P11"><text:span text:style-name="T3">print n ,” is not 2”.</text:span></text:p>
            <text:p text:style-name="P12"><text:span text:style-name="T3">else:</text:span></text:p>
            <text:p text:style-name="P11"><text:span text:style-name="T3">print n, “is 2” <text:s/></text:span></text:p>
          </draw:text-box>
        </draw:frame>
        <presentation:notes draw:style-name="dp2">
          <draw:page-thumbnail draw:name="Shape 252" draw:style-name="gr1" draw:layer="layout" svg:width="16.932cm" svg:height="9.524cm" svg:x="1.059cm" svg:y="1.905cm" draw:page-number="23" presentation:class="page"/>
          <draw:frame draw:name="Shape 25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“and” and “or”" draw:style-name="dp1" draw:master-page-name="Title_20_and_20_body" presentation:presentation-page-layout-name="AL2T1">
        <draw:frame draw:name="Shape 261" presentation:style-name="pr4" draw:text-style-name="P5" draw:layer="layout" svg:width="20.848cm" svg:height="1.864cm" svg:x="2.275cm" svg:y="1.432cm" presentation:class="title" presentation:user-transformed="true">
          <draw:text-box>
            <text:p text:style-name="P1"><text:span text:style-name="T2">Using “and” and “or”</text:span></text:p>
          </draw:text-box>
        </draw:frame>
        <draw:frame draw:name="Shape 262" presentation:style-name="pr5" draw:text-style-name="P7" draw:layer="layout" svg:width="20.848cm" svg:height="9.857cm" svg:x="2.275cm" svg:y="3.43cm" presentation:class="outline" presentation:user-transformed="true">
          <draw:text-box>
            <text:p text:style-name="P8"><text:span text:style-name="T3">a = 1; b= 2; c= 3</text:span></text:p>
            <text:p text:style-name="P8"><text:span text:style-name="T3">if a&gt;=b and a&gt;=c:</text:span></text:p>
            <text:p text:style-name="P11"><text:span text:style-name="T3">print a ,"is ,maximum"</text:span></text:p>
            <text:p text:style-name="P13"><text:span text:style-name="T3">elif b&gt;=a and b&gt;=c:</text:span></text:p>
            <text:p text:style-name="P11"><text:span text:style-name="T3">print b , "is maximum"</text:span></text:p>
            <text:p text:style-name="P13"><text:span text:style-name="T3">else:</text:span></text:p>
            <text:p text:style-name="P11"><text:span text:style-name="T3"><text:s/></text:span><text:span text:style-name="T3"><text:tab/></text:span><text:span text:style-name="T3">print c, "is maximum"</text:span></text:p>
            <text:p text:style-name="P11"><text:span text:style-name="T3">a = 10;</text:span></text:p>
            <text:p text:style-name="P13"><text:span text:style-name="T3">if a%2==0 or a%3==0:</text:span></text:p>
            <text:p text:style-name="P11"><text:span text:style-name="T3"><text:tab/></text:span><text:span text:style-name="T3">print a, “is a multiple of 2 or 3”</text:span></text:p>
            <text:p text:style-name="P11"><text:span text:style-name="T3"/></text:p>
          </draw:text-box>
        </draw:frame>
        <draw:custom-shape draw:name="Shape 263" draw:style-name="gr2" draw:text-style-name="P14" draw:layer="layout" svg:width="19.682cm" svg:height="0.032cm" draw:transform="rotate (-3.14159265358979) translate (22.28cm 9.25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58" draw:style-name="gr1" draw:layer="layout" svg:width="16.932cm" svg:height="9.524cm" svg:x="1.059cm" svg:y="1.905cm" draw:page-number="24" presentation:class="page"/>
          <draw:frame draw:name="Shape 25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ode" draw:style-name="dp1" draw:master-page-name="Title_20_and_20_body" presentation:presentation-page-layout-name="AL2T1">
        <draw:frame draw:name="Shape 268" presentation:style-name="pr4" draw:text-style-name="P5" draw:layer="layout" svg:width="20.848cm" svg:height="1.964cm" svg:x="2.275cm" svg:y="1.132cm" presentation:class="title" presentation:user-transformed="true">
          <draw:text-box>
            <text:p text:style-name="P1"><text:span text:style-name="T2">Let’s code</text:span></text:p>
          </draw:text-box>
        </draw:frame>
        <draw:frame draw:name="Shape 269" presentation:style-name="pr5" draw:text-style-name="P7" draw:layer="layout" svg:width="20.848cm" svg:height="9.232cm" svg:x="2.275cm" svg:y="3.097cm" presentation:class="outline" presentation:user-transformed="true">
          <draw:text-box>
            <text:list text:style-name="L3">
              <text:list-item>
                <text:p text:style-name="P6"><text:span text:style-name="T3">Compare two numbers.</text:span></text:p>
              </text:list-item>
              <text:list-item>
                <text:p text:style-name="P6"><text:span text:style-name="T3">Minimum of three numbers</text:span></text:p>
              </text:list-item>
              <text:list-item>
                <text:p text:style-name="P6"><text:span text:style-name="T3">Print the multiples of 3 and 5 that lies between 200 and 300 (inclusive).</text:span></text:p>
              </text:list-item>
              <text:list-item>
                <text:p text:style-name="P6"><text:span text:style-name="T3">Print the multiple of 3 or 5 that lies between 200 and 300 (inclusive).</text:span></text:p>
              </text:list-item>
              <text:list-item>
                <text:p text:style-name="P6"><text:span text:style-name="T3">Check whether a number is prime or not.</text:span></text:p>
              </text:list-item>
              <text:list-item>
                <text:p text:style-name="P6"><text:span text:style-name="T3">Print sum of digits of a number.</text:span></text:p>
              </text:list-item>
              <text:list-item>
                <text:p text:style-name="P6"><text:span text:style-name="T3">Find maximum number from a list.</text:span></text:p>
              </text:list-item>
              <text:list-item>
                <text:p text:style-name="P6"><text:span text:style-name="T3">Find minimum number from a list.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name="Shape 265" draw:style-name="gr1" draw:layer="layout" svg:width="16.932cm" svg:height="9.524cm" svg:x="1.059cm" svg:y="1.905cm" draw:page-number="25" presentation:class="page"/>
          <draw:frame draw:name="Shape 2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Nunito" svg:font-family="Nunito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63ef5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33a4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3" draw:style-name="Mgr6" draw:text-style-name="MP8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4">
        <draw:custom-shape draw:name="Shape 15" draw:style-name="Mgr7" draw:text-style-name="MP8" draw:layer="layout" svg:width="4.837cm" svg:height="2.9cm" svg:x="2.122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16" draw:style-name="Mgr7" draw:text-style-name="MP8" draw:layer="layout" svg:width="4.837cm" svg:height="2.9cm" svg:x="1.416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17" draw:style-name="Mgr7" draw:text-style-name="MP8" draw:layer="layout" svg:width="4.837cm" svg:height="2.9cm" svg:x="0.709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18">
        <draw:custom-shape draw:name="Shape 19" draw:style-name="Mgr8" draw:text-style-name="MP9" draw:layer="layout" svg:width="4.837cm" svg:height="2.9cm" svg:x="3.928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0" draw:style-name="Mgr8" draw:text-style-name="MP9" draw:layer="layout" svg:width="4.837cm" svg:height="2.9cm" svg:x="3.222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1" draw:style-name="Mgr8" draw:text-style-name="MP9" draw:layer="layout" svg:width="4.837cm" svg:height="2.9cm" svg:x="2.515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22">
        <draw:custom-shape draw:name="Shape 23" draw:style-name="Mgr5" draw:text-style-name="MP7" draw:layer="layout" svg:width="3.469cm" svg:height="2.088cm" svg:x="21.276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4" draw:style-name="Mgr5" draw:text-style-name="MP7" draw:layer="layout" svg:width="3.469cm" svg:height="2.088cm" svg:x="20.44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5" draw:style-name="Mgr5" draw:text-style-name="MP7" draw:layer="layout" svg:width="3.469cm" svg:height="2.088cm" svg:x="19.604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26">
        <draw:custom-shape draw:name="Shape 27" draw:style-name="Mgr7" draw:text-style-name="MP8" draw:layer="layout" svg:width="4.477cm" svg:height="2.57cm" svg:x="20.361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8" draw:style-name="Mgr7" draw:text-style-name="MP8" draw:layer="layout" svg:width="4.477cm" svg:height="2.57cm" svg:x="19.282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9" draw:style-name="Mgr7" draw:text-style-name="MP8" draw:layer="layout" svg:width="4.477cm" svg:height="2.57cm" svg:x="18.203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30">
        <draw:custom-shape draw:name="Shape 31" draw:style-name="Mgr3" draw:text-style-name="MP5" draw:layer="layout" svg:width="5.239cm" svg:height="3.008cm" svg:x="3.078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32" draw:style-name="Mgr3" draw:text-style-name="MP5" draw:layer="layout" svg:width="5.239cm" svg:height="3.008cm" svg:x="1.816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33" draw:style-name="Mgr3" draw:text-style-name="MP5" draw:layer="layout" svg:width="5.239cm" svg:height="3.008cm" svg:x="0.553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Shape 34" presentation:style-name="Mpr1" draw:text-style-name="MP10" draw:layer="backgroundobjects" svg:width="14.892cm" svg:height="4.022cm" svg:x="5.163cm" svg:y="5.063cm" presentation:class="title" presentation:user-transformed="true">
        <draw:text-box>
          <text:p/>
        </draw:text-box>
      </draw:frame>
      <draw:frame draw:name="Shape 36" presentation:style-name="Mpr2" draw:text-style-name="MP12" draw:layer="backgroundobjects" svg:width="1.523cm" svg:height="1.092cm" svg:x="23.308cm" svg:y="12.621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50" draw:style-name="Mgr9" draw:text-style-name="MP13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51" draw:style-name="Mgr4" draw:text-style-name="MP6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52" draw:style-name="Mgr6" draw:text-style-name="MP8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3" presentation:style-name="Mpr5" draw:text-style-name="MP14" draw:layer="backgroundobjects" svg:width="20.848cm" svg:height="2.651cm" svg:x="2.275cm" svg:y="2.349cm" presentation:class="title" presentation:user-transformed="true">
        <draw:text-box>
          <text:p/>
        </draw:text-box>
      </draw:frame>
      <draw:frame draw:name="Shape 54" presentation:style-name="Title_20_and_20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Shape 55" presentation:style-name="Mpr6" draw:text-style-name="MP12" draw:layer="backgroundobjects" svg:width="1.523cm" svg:height="1.092cm" svg:x="23.308cm" svg:y="12.621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10-14T07:31:04.949658884</dc:date>
    <meta:editing-duration>PT1M21S</meta:editing-duration>
    <meta:editing-cycles>2</meta:editing-cycles>
    <meta:document-statistic meta:object-count="151"/>
  </office:meta>
</office:document-meta>
</file>